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Lock.obt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Lock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Lo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LockFactory.makeLock( String l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LockFactory.clearLock( String loc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LockFactory.getNoLock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